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pectJPointcutAdvisorTests.testPerCflow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pectJPointcutAdvisorTests.testIllegalInstantiationModel( Class &lt; ? &gt;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PointcutAdvisorTests.testPer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spectJPointcutAdvisorTests.test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spectJPointcutAdvisorTests.testPerCflowBelow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